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55ce" officeooo:paragraph-rsid="001355ce"/>
    </style:style>
    <style:style style:name="P2" style:family="paragraph" style:parent-style-name="Text_20_body">
      <style:text-properties officeooo:rsid="00139e23" officeooo:paragraph-rsid="00139e23"/>
    </style:style>
    <style:style style:name="P3" style:family="paragraph" style:parent-style-name="Text_20_body" style:list-style-name="L1">
      <style:text-properties officeooo:rsid="00139e23" officeooo:paragraph-rsid="00139e23"/>
    </style:style>
    <style:style style:name="P4" style:family="paragraph" style:parent-style-name="Text_20_body" style:list-style-name="L1">
      <style:text-properties officeooo:rsid="00148b10" officeooo:paragraph-rsid="00148b10"/>
    </style:style>
    <style:style style:name="P5" style:family="paragraph" style:parent-style-name="Text_20_body" style:list-style-name="L1">
      <style:text-properties officeooo:rsid="0014bc41" officeooo:paragraph-rsid="0014bc41"/>
    </style:style>
    <style:style style:name="P6" style:family="paragraph" style:parent-style-name="Text_20_body" style:list-style-name="L1">
      <style:text-properties officeooo:rsid="00159f47" officeooo:paragraph-rsid="00159f47"/>
    </style:style>
    <style:style style:name="P7" style:family="paragraph" style:parent-style-name="Text_20_body" style:list-style-name="L1">
      <style:text-properties officeooo:rsid="0015a224" officeooo:paragraph-rsid="0015a224"/>
    </style:style>
    <style:style style:name="P8" style:family="paragraph" style:parent-style-name="Heading_20_1">
      <style:text-properties officeooo:rsid="001355ce" officeooo:paragraph-rsid="001355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arameters can be modified</text:h>
      <text:p text:style-name="P2">Functions</text:p>
      <text:list xml:id="list1630587249" text:style-name="L1">
        <text:list-item>
          <text:p text:style-name="P3">changeDynamics ( Body ID, Link ID, optionals)</text:p>
          <text:list>
            <text:list-item>
              <text:p text:style-name="P3">optionals:</text:p>
              <text:list>
                <text:list-item>
                  <text:p text:style-name="P3">mass</text:p>
                </text:list-item>
                <text:list-item>
                  <text:p text:style-name="P3">lateral friction on contact</text:p>
                </text:list-item>
                <text:list-item>
                  <text:p text:style-name="P3">spinning friction on contact</text:p>
                </text:list-item>
                <text:list-item>
                  <text:p text:style-name="P3">Rolling friction on contact</text:p>
                </text:list-item>
                <text:list-item>
                  <text:p text:style-name="P3">Restitution | bouncyness on contact ???</text:p>
                </text:list-item>
                <text:list-item>
                  <text:p text:style-name="P3">linearDamping of the link (by default 0.04)</text:p>
                </text:list-item>
                <text:list-item>
                  <text:p text:style-name="P3">angularDamping of the link (by default 0.04)</text:p>
                </text:list-item>
                <text:list-item>
                  <text:p text:style-name="P3">contactStiffenss</text:p>
                </text:list-item>
                <text:list-item>
                  <text:p text:style-name="P3">contactDamping</text:p>
                </text:list-item>
                <text:list-item>
                  <text:p text:style-name="P3">frictionAnchor ????</text:p>
                </text:list-item>
                <text:list-item>
                  <text:p text:style-name="P3">localInertiaDiagonal (It’sconsidered in the center of mass an don’t have out of diagonal elements)</text:p>
                </text:list-item>
                <text:list-item>
                  <text:p text:style-name="P4">anisotropicFriction</text:p>
                </text:list-item>
                <text:list-item>
                  <text:p text:style-name="P3">jointDamping (it should be close to 0)</text:p>
                </text:list-item>
                <text:list-item>
                  <text:p text:style-name="P3">maxJointVelocity (Default 100 units)</text:p>
                </text:list-item>
              </text:list>
            </text:list-item>
          </text:list>
        </text:list-item>
        <text:list-item>
          <text:p text:style-name="P4">setJointMotorControl2</text:p>
          <text:list>
            <text:list-item>
              <text:p text:style-name="P5">Maximum force</text:p>
            </text:list-item>
            <text:list-item>
              <text:p text:style-name="P6">Maximum vel</text:p>
            </text:list-item>
          </text:list>
        </text:list-item>
        <text:list-item>
          <text:p text:style-name="P4">Modify In urdf</text:p>
          <text:list>
            <text:list-item>
              <text:p text:style-name="P7">mass link</text:p>
            </text:list-item>
            <text:list-item>
              <text:p text:style-name="P7">inertia link</text:p>
            </text:list-item>
            <text:list-item>
              <text:p text:style-name="P7">damping joints</text:p>
            </text:list-item>
            <text:list-item>
              <text:p text:style-name="P7">friction joints</text:p>
            </text:list-item>
            <text:list-item>
              <text:p text:style-name="P7">lower limit joint</text:p>
            </text:list-item>
            <text:list-item>
              <text:p text:style-name="P7">upper limit joint</text:p>
            </text:list-item>
            <text:list-item>
              <text:p text:style-name="P7">effort joint</text:p>
            </text:list-item>
            <text:list-item>
              <text:p text:style-name="P7">velocity joint</text:p>
            </text:list-item>
          </text:list>
        </text:list-item>
      </text:list>
      <text:p text:style-name="P1"><text:soft-page-break/></text:p>
      <text:h text:style-name="P8" text:outline-level="1">Functions to do tests</text:h>
      <text:p text:style-name="P1">saveState ( To save the initial state)</text:p>
      <text:p text:style-name="P1">restoreState ( int stateID) , to modify the state to the saved o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6:35:10.807352469</meta:creation-date>
    <meta:editing-duration>PT5M56S</meta:editing-duration>
    <meta:editing-cycles>2</meta:editing-cycles>
    <meta:generator>LibreOffice/6.0.7.3$Linux_X86_64 LibreOffice_project/00m0$Build-3</meta:generator>
    <dc:date>2020-04-03T16:41:00.552396446</dc:date>
    <meta:document-statistic meta:table-count="0" meta:image-count="0" meta:object-count="0" meta:page-count="2" meta:paragraph-count="33" meta:word-count="154" meta:character-count="864" meta:non-whitespace-character-count="771"/>
  </office:meta>
</office:document-meta>
</file>